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officeooo:rsid="00045807" officeooo:paragraph-rsid="00045807"/>
    </style:style>
    <style:style style:name="P2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officeooo:rsid="00045807" officeooo:paragraph-rsid="00045807"/>
    </style:style>
    <style:style style:name="P3" style:family="paragraph" style:parent-style-name="Standard">
      <style:paragraph-properties fo:margin-top="0in" fo:margin-bottom="0in" loext:contextual-spacing="false"/>
      <style:text-properties style:text-underline-style="none" officeooo:rsid="00045807" officeooo:paragraph-rsid="00045807"/>
    </style:style>
    <style:style style:name="P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45807" officeooo:paragraph-rsid="00045807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75bba" officeooo:paragraph-rsid="00045807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75bba" officeooo:paragraph-rsid="00075bba" style:font-weight-asian="normal" style:font-weight-complex="normal"/>
    </style:style>
    <style:style style:name="P7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75bba" officeooo:paragraph-rsid="00075bb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77072" officeooo:paragraph-rsid="0007707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939c9" officeooo:paragraph-rsid="000939c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af766" officeooo:paragraph-rsid="000af76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c67e6" officeooo:paragraph-rsid="000c67e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414e9" officeooo:paragraph-rsid="001414e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603c0" officeooo:paragraph-rsid="001603c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a048d" officeooo:paragraph-rsid="001a048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aab8e" officeooo:paragraph-rsid="001aab8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c8c36" officeooo:paragraph-rsid="001c8c3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c8c36" officeooo:paragraph-rsid="0020869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c8c36" officeooo:paragraph-rsid="0028f82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0a1f5" officeooo:paragraph-rsid="0030a1f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0a1f5" officeooo:paragraph-rsid="0033f36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528b5" officeooo:paragraph-rsid="003528b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7072" style:font-weight-asian="bold" style:font-weight-complex="bold"/>
    </style:style>
    <style:style style:name="T3" style:family="text">
      <style:text-properties fo:font-weight="bold" officeooo:rsid="001a048d" style:font-weight-asian="bold" style:font-weight-complex="bold"/>
    </style:style>
    <style:style style:name="T4" style:family="text">
      <style:text-properties fo:font-weight="bold" officeooo:rsid="000892e8" style:font-weight-asian="bold" style:font-weight-complex="bold"/>
    </style:style>
    <style:style style:name="T5" style:family="text">
      <style:text-properties fo:font-weight="bold" officeooo:rsid="0020a318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08695" style:font-style-asian="italic" style:font-style-complex="italic"/>
    </style:style>
    <style:style style:name="T8" style:family="text">
      <style:text-properties fo:font-style="italic" officeooo:rsid="002c6fcc" style:font-style-asian="italic" style:font-style-complex="italic"/>
    </style:style>
    <style:style style:name="T9" style:family="text">
      <style:text-properties fo:font-style="italic" officeooo:rsid="002eb71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officeooo:rsid="00077072"/>
    </style:style>
    <style:style style:name="T14" style:family="text">
      <style:text-properties officeooo:rsid="000892e8"/>
    </style:style>
    <style:style style:name="T15" style:family="text">
      <style:text-properties officeooo:rsid="000af766"/>
    </style:style>
    <style:style style:name="T16" style:family="text">
      <style:text-properties officeooo:rsid="001a048d"/>
    </style:style>
    <style:style style:name="T17" style:family="text">
      <style:text-properties officeooo:rsid="00208695"/>
    </style:style>
    <style:style style:name="T18" style:family="text">
      <style:text-properties officeooo:rsid="00226dcb"/>
    </style:style>
    <style:style style:name="T19" style:family="text">
      <style:text-properties officeooo:rsid="0023c438"/>
    </style:style>
    <style:style style:name="T20" style:family="text">
      <style:text-properties officeooo:rsid="002775f9"/>
    </style:style>
    <style:style style:name="T21" style:family="text">
      <style:text-properties officeooo:rsid="002a231e"/>
    </style:style>
    <style:style style:name="T22" style:family="text">
      <style:text-properties officeooo:rsid="002eb714"/>
    </style:style>
    <style:style style:name="T23" style:family="text">
      <style:text-properties officeooo:rsid="00328039"/>
    </style:style>
    <style:style style:name="T24" style:family="text">
      <style:text-properties officeooo:rsid="0033f36a"/>
    </style:style>
    <style:style style:name="T25" style:family="text">
      <style:text-properties officeooo:rsid="003528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14/18</text:p>
      <text:p text:style-name="P1"/>
      <text:p text:style-name="P2">first exam</text:p>
      <text:p text:style-name="P3">- During lab period on <text:span text:style-name="T1">mon 2/26</text:span></text:p>
      <text:p text:style-name="P4">- 50 mins: (1-1:50) &amp; (2-2:50)</text:p>
      <text:p text:style-name="P5"/>
      <text:p text:style-name="P6">- <text:span text:style-name="T1">*args</text:span>:<text:span text:style-name="T1"> </text:span><text:span text:style-name="T6">positional arguments</text:span></text:p>
      <text:p text:style-name="P6"><text:span text:style-name="T6">- </text:span><text:span text:style-name="T10">**</text:span><text:span text:style-name="T12">kwargs</text:span><text:span text:style-name="T11">:</text:span><text:span text:style-name="T12"> </text:span><text:span text:style-name="T11">keyword arguments</text:span></text:p>
      <text:p text:style-name="P7">- <text:span text:style-name="T2">help() </text:span><text:span text:style-name="T13">: gives information on a function that’s passed to it</text:span></text:p>
      <text:p text:style-name="P7"/>
      <text:p text:style-name="P8">&gt;<text:line-break/><text:tab/>def add_1(num):</text:p>
      <text:p text:style-name="P8"><text:tab/>”””</text:p>
      <text:p text:style-name="P8"><text:tab/><text:span text:style-name="T6">This function takes an argument and adds 1</text:span></text:p>
      <text:p text:style-name="P8"><text:tab/>”””</text:p>
      <text:p text:style-name="P8"><text:tab/>return num +1</text:p>
      <text:p text:style-name="P8">&lt;</text:p>
      <text:p text:style-name="P8">&gt;</text:p>
      <text:p text:style-name="P8"><text:tab/>help(add_1)</text:p>
      <text:p text:style-name="P8"/>
      <text:p text:style-name="P8"><text:tab/>//<text:span text:style-name="T6">Output: </text:span></text:p>
      <text:p text:style-name="P8"><text:span text:style-name="T6"><text:tab/>add_1(num)</text:span></text:p>
      <text:p text:style-name="P8"><text:span text:style-name="T6"><text:tab/>This function takes an argument and adds 1</text:span></text:p>
      <text:p text:style-name="P8"><text:span text:style-name="T6">&lt;</text:span></text:p>
      <text:p text:style-name="P8"><text:span text:style-name="T6"/></text:p>
      <text:p text:style-name="P8"><text:span text:style-name="T6">- </text:span><text:span text:style-name="T14">Passing a function as an argument for another function</text:span></text:p>
      <text:p text:style-name="P8">* “<text:span text:style-name="T4">lambda</text:span><text:span text:style-name="T14">” function</text:span></text:p>
      <text:p text:style-name="P8">* <text:span text:style-name="T4">anonymous</text:span><text:span text:style-name="T14"> function</text:span></text:p>
      <text:p text:style-name="P8"/>
      <text:p text:style-name="P9">&gt;</text:p>
      <text:p text:style-name="P9"><text:tab/>def perform_it(aList,theFunc):</text:p>
      <text:p text:style-name="P9"><text:tab/><text:tab/><text:span text:style-name="T15">out_list = []</text:span></text:p>
      <text:p text:style-name="P9"><text:tab/><text:tab/><text:span text:style-name="T15">for i in aList:</text:span></text:p>
      <text:p text:style-name="P9"><text:tab/><text:tab/><text:tab/><text:span text:style-name="T15">out_list.append(theFunc(i))</text:span></text:p>
      <text:p text:style-name="P9"><text:tab/><text:tab/><text:span text:style-name="T15">return out_list</text:span></text:p>
      <text:p text:style-name="P9"/>
      <text:p text:style-name="P9"><text:tab/><text:span text:style-name="T15">def double(i):</text:span></text:p>
      <text:p text:style-name="P9"><text:tab/><text:tab/><text:span text:style-name="T15">return i * 2</text:span></text:p>
      <text:p text:style-name="P10">&lt;</text:p>
      <text:p text:style-name="P10">&gt;</text:p>
      <text:p text:style-name="P10"><text:tab/>perform_it([1,2,3],double)</text:p>
      <text:p text:style-name="P10"/>
      <text:p text:style-name="P10"><text:tab/>//<text:span text:style-name="T6">Output: [2,4,6]</text:span></text:p>
      <text:p text:style-name="P11"><text:span text:style-name="T6">&lt;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2"><text:soft-page-break/><text:span text:style-name="T6">&gt;<text:line-break/><text:tab/></text:span>perform_it([1,2,3], lambda x : 3*x)</text:p>
      <text:p text:style-name="P12"/>
      <text:p text:style-name="P12"><text:tab/>//<text:span text:style-name="T6">Output: [3,6,9]</text:span></text:p>
      <text:p text:style-name="P13"><text:span text:style-name="T6">&lt;</text:span></text:p>
      <text:p text:style-name="P13"><text:span text:style-name="T6"/></text:p>
      <text:p text:style-name="P13"><text:span text:style-name="T6">- </text:span><text:span text:style-name="T3">List comprehensions: </text:span><text:span text:style-name="T16">create <text:s/>list with a self contained set of parameters</text:span></text:p>
      <text:p text:style-name="P14">&gt;</text:p>
      <text:p text:style-name="P14"><text:tab/>x = [i for i in range(0,5)]</text:p>
      <text:p text:style-name="P14"/>
      <text:p text:style-name="P14"><text:tab/>//<text:span text:style-name="T6">Output:<text:tab/>[0,1,2,3,4]</text:span></text:p>
      <text:p text:style-name="P15"><text:span text:style-name="T6">&lt;</text:span></text:p>
      <text:p text:style-name="P15"><text:span text:style-name="T6"/></text:p>
      <text:p text:style-name="P15"><text:span text:style-name="T6">- </text:span><text:span text:style-name="T18">a function that returns a function</text:span></text:p>
      <text:p text:style-name="P15"><text:span text:style-name="T6">- </text:span><text:span text:style-name="T19">using </text:span><text:span text:style-name="T5">inner function: </text:span></text:p>
      <text:p text:style-name="P17">&gt;</text:p>
      <text:p text:style-name="P18"><text:tab/><text:span text:style-name="T17">#</text:span><text:span text:style-name="T7">str → func</text:span></text:p>
      <text:p text:style-name="P18"><text:line-break/><text:tab/>def knights(quote):</text:p>
      <text:p text:style-name="P17"><text:tab/><text:tab/><text:span text:style-name="T20">def inner(saying):</text:span></text:p>
      <text:p text:style-name="P16"><text:tab/><text:tab/><text:tab/>return “we are the knights who say ” + <text:span text:style-name="T20">saying</text:span></text:p>
      <text:p text:style-name="P16"><text:tab/><text:tab/><text:span text:style-name="T21">return inner(quote)</text:span></text:p>
      <text:p text:style-name="P16">&lt;</text:p>
      <text:p text:style-name="P16">&gt;</text:p>
      <text:p text:style-name="P16"><text:tab/>knights(‘ni!’)</text:p>
      <text:p text:style-name="P16"/>
      <text:p text:style-name="P16"><text:tab/>//<text:span text:style-name="T6">Ou</text:span><text:span text:style-name="T8">t</text:span><text:span text:style-name="T6">put: “we are the knights who say ni!”</text:span></text:p>
      <text:p text:style-name="P16"><text:span text:style-name="T6">&lt;<text:line-break/></text:span></text:p>
      <text:p text:style-name="P16"><text:span text:style-name="T6">- </text:span><text:span text:style-name="T9">inner</text:span><text:span text:style-name="T22"> function can’t be called, nd can be only used through the </text:span><text:span text:style-name="T9">knights </text:span><text:span text:style-name="T22">function</text:span></text:p>
      <text:p text:style-name="P16"/>
      <text:p text:style-name="P19">&gt;</text:p>
      <text:p text:style-name="P19"><text:tab/>def knights_v2():</text:p>
      <text:p text:style-name="P19"><text:tab/><text:tab/>def inner(quote):</text:p>
      <text:p text:style-name="P19"><text:tab/><text:tab/><text:tab/>return “we are the knights who say” + quote</text:p>
      <text:p text:style-name="P19"><text:tab/><text:tab/>return inner</text:p>
      <text:p text:style-name="P19">&lt;</text:p>
      <text:p text:style-name="P19"/>
      <text:p text:style-name="P19">- <text:span text:style-name="T23">&gt; type(knights(“Ni”)) &lt; <text:tab/>returns ‘str’</text:span></text:p>
      <text:p text:style-name="P20">- <text:span text:style-name="T24">&gt; type(knights_v2) &lt;<text:tab/><text:tab/>returns ‘function’</text:span></text:p>
      <text:p text:style-name="P20"><text:span text:style-name="T24">- &gt; type(knights_v2()) &lt;<text:tab/>returns ‘function’</text:span></text:p>
      <text:p text:style-name="P20">- <text:span text:style-name="T25">a new function can be assigned anothers functionality</text:span></text:p>
      <text:p text:style-name="P21">&gt;<text:line-break/><text:tab/>new_func = knights_v2()</text:p>
      <text:p text:style-name="P21"><text:tab/>type(new_func)</text:p>
      <text:p text:style-name="P21"><text:tab/></text:p>
      <text:p text:style-name="P21"><text:tab/>//<text:span text:style-name="T6">Output: ‘function’</text:span></text:p>
      <text:p text:style-name="P21"><text:span text:style-name="T6">&lt;</text:span></text:p>
      <text:p text:style-name="P21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3:00:10.600341435</meta:creation-date>
    <dc:date>2018-02-14T13:50:52.123793805</dc:date>
    <meta:editing-duration>PT40M12S</meta:editing-duration>
    <meta:editing-cycles>38</meta:editing-cycles>
    <meta:generator>LibreOffice/5.4.4.2$Linux_X86_64 LibreOffice_project/40m0$Build-2</meta:generator>
    <meta:document-statistic meta:table-count="0" meta:image-count="0" meta:object-count="0" meta:page-count="3" meta:paragraph-count="72" meta:word-count="249" meta:character-count="1499" meta:non-whitespace-character-count="1263"/>
  </office:meta>
</office:document-meta>
</file>